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5.853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1398in" fo:break-before="auto" style:use-optimal-row-height="false"/>
    </style:style>
    <style:style style:name="ro4" style:family="table-row">
      <style:table-row-properties style:row-height="5.1402in" fo:break-before="auto" style:use-optimal-row-height="false"/>
    </style:style>
    <style:style style:name="ro5" style:family="table-row">
      <style:table-row-properties style:row-height="0.611in" fo:break-before="auto" style:use-optimal-row-height="true"/>
    </style:style>
    <style:style style:name="ro6" style:family="table-row">
      <style:table-row-properties style:row-height="1.4193in" fo:break-before="auto" style:use-optimal-row-height="false"/>
    </style:style>
    <style:style style:name="ro7" style:family="table-row">
      <style:table-row-properties style:row-height="3.1508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Bad">
      <style:table-cell-properties fo:wrap-option="wrap"/>
    </style:style>
    <style:style style:name="ce9" style:family="table-cell" style:parent-style-name="Default">
      <style:table-cell-properties fo:background-color="#81d41a" fo:wrap-option="wrap"/>
    </style:style>
    <style:style style:name="ce10" style:family="table-cell" style:parent-style-name="Default">
      <style:table-cell-properties fo:background-color="transparent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目標/bug</text:p>
          </table:table-cell>
          <table:table-cell office:value-type="string" calcext:value-type="string">
            <text:p>註記</text:p>
          </table:table-cell>
          <table:table-cell office:value-type="string" calcext:value-type="string">
            <text:p>解法</text:p>
          </table:table-cell>
          <table:table-cell office:value-type="string" calcext:value-type="string">
            <text:p>狀態</text:p>
          </table:table-cell>
          <table:table-cell table:number-columns-repeated="7"/>
        </table:table-row>
        <table:table-row table:style-name="ro2">
          <table:table-cell table:style-name="ce2" office:value-type="date" office:date-value="2023-02-15" calcext:value-type="date">
            <text:p>02/15/23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移動時機器手臂要擺正</text:p>
          </table:table-cell>
          <table:table-cell table:number-columns-repeated="2"/>
          <table:table-cell table:style-name="ce8"/>
          <table:table-cell table:number-columns-repeated="7"/>
        </table:table-row>
        <table:table-row table:style-name="ro1">
          <table:table-cell/>
          <table:table-cell office:value-type="string" calcext:value-type="string">
            <text:p>rviz能夠儲存</text:p>
          </table:table-cell>
          <table:table-cell table:style-name="Default"/>
          <table:table-cell office:value-type="string" calcext:value-type="string">
            <text:p>gum_crowd_evironment 會呼叫social_contexts_activities.rviz 除存的時候會直接存在裡面</text:p>
          </table:table-cell>
          <table:table-cell table:style-name="ce9" office:value-type="string" calcext:value-type="string">
            <text:p>known</text:p>
          </table:table-cell>
          <table:table-cell table:style-name="ce10"/>
          <table:table-cell table:number-columns-repeated="6"/>
        </table:table-row>
        <table:table-row table:style-name="ro3">
          <table:table-cell/>
          <table:table-cell office:value-type="string" calcext:value-type="string">
            <text:p>使roslaunch path_finding astar_path_finding_with_social_proxemics.launch能動</text:p>
          </table:table-cell>
          <table:table-cell office:value-type="string" calcext:value-type="string">
            <text:p>[ERROR] [1676458812.393465229, 39.421000000]: </text:p>
            <text:p><text:span text:style-name="T1">Cannot get TF from laserscan to base_link: "laser_link" passed to lookupTransform argument source_frame does not exist. . Aborting…</text:span></text:p>
          </table:table-cell>
          <table:table-cell table:style-name="ce3" office:value-type="string" calcext:value-type="string">
            <text:p>rosrun tf view_frames 來查看frame</text:p>
            <text:p>realsense_mount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[ERROR] [1676519893.300219669, 31.702000000]: Cannot get map and footprint message, aborting...</text:p>
          </table:table-cell>
          <table:table-cell office:value-type="string" calcext:value-type="string">
            <text:p/>
            <text:p><text:span text:style-name="T1">scan2localmap_node cannot publish local_map and footprint</text:span></text:p>
            <text:p><text:span text:style-name="T1">1. 懷疑roslaunch multi_object_tracking mot2d_sim.launch</text:span></text:p>
            <text:p><text:span text:style-name="T1">裡面傳出來的東西有些沒吃到</text:span></text:p>
            <text:p><text:span text:style-name="T2">/walker/scan </text:span></text:p>
            <text:p><text:span text:style-name="T1">/walker/tracking_progress</text:span></text:p>
            <text:p><text:span text:style-name="T2">/walker/trk3d_result</text:span></text:p>
            <text:p><text:span text:style-name="T1">/walker/trk3d_vis</text:span></text:p>
            <text:p><text:span text:style-name="T1">/walker/usb_cam/camera_info</text:span></text:p>
            <text:p/>
            <text:p><text:span text:style-name="T1">2. check what the roslaunch mars_lite_moveit_config mars_lite_moveit_planning_execution_gz.launch output is</text:span></text:p>
            <text:p><text:span text:style-name="T1">/rosout</text:span></text:p>
            <text:p><text:span text:style-name="T1">/rosout_agg</text:span></text:p>
            <text:p><text:span text:style-name="T2">/scan</text:span></text:p>
            <text:p><text:span text:style-name="T1">/scan_cloud</text:span></text:p>
            <text:p><text:span text:style-name="T1">/scan_person_clustering_front_node/det3d_result</text:span></text:p>
            <text:p><text:span text:style-name="T1">/scan_pointcloud_filtered</text:span></text:p>
            <text:p><text:span text:style-name="T1">/tf</text:span></text:p>
            <text:p><text:span text:style-name="T1">/tf_static</text:span></text:p>
            <text:p><text:span text:style-name="T2">/trk3d_vis</text:span></text:p>
            <text:p><text:span text:style-name="T1">/walker/footprint</text:span></text:p>
            <text:p><text:span text:style-name="T1">/walker/local_map</text:span></text:p>
            <text:p><text:span text:style-name="T1">/walker/trk3d_result</text:span></text:p>
            <text:p/>
            <text:p><text:span text:style-name="T1">trk3d_result OK </text:span></text:p>
            <text:p><text:span text:style-name="T1">不會進到trk3d_result  callback</text:span></text:p>
            <text:p><text:span text:style-name="T1">3. yolo_ws的trk3dArray刪掉sensor_msgs/PointCloud2 pointcloud</text:span></text:p>
            <text:p><text:span text:style-name="T1">4.從scan image combine node 就需要有laser scan ,要比較兩個scan image combine node </text:span>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使roslaunch path_tracking path_tracking_autonomous.launch能動</text:p>
          </table:table-cell>
          <table:table-cell table:number-columns-repeated="10"/>
        </table:table-row>
        <table:table-row table:style-name="ro6">
          <table:table-cell table:style-name="ce2" office:value-type="date" office:date-value="2023-02-19" calcext:value-type="date">
            <text:p>02/19/23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roslaunch multi_object_tracking mot2d_sim.launch</text:p>
            <text:p>是使用laser+camera-&gt;trk3d</text:p>
            <text:p>roslaunch scan yolodetet.launch</text:p>
            <text:p>使用realsense →trk3d</text:p>
          </table:table-cell>
          <table:table-cell table:style-name="Default"/>
          <table:table-cell table:number-columns-repeated="8"/>
        </table:table-row>
        <table:table-row table:style-name="ro7">
          <table:table-cell table:style-name="ce2" office:value-type="date" office:date-value="2023-02-22" calcext:value-type="date">
            <text:p>02/22/23</text:p>
          </table:table-cell>
          <table:table-cell office:value-type="string" calcext:value-type="string">
            <text:p>amcl無法對齊</text:p>
          </table:table-cell>
          <table:table-cell table:style-name="Default"/>
          <table:table-cell table:style-name="Default" office:value-type="string" calcext:value-type="string">
            <text:p>1.odometery, amcl tolerence</text:p>
            <text:p>2.旋轉時amcl會偏 調整filter</text:p>
            <text:p><text:a xlink:href="https://github.com/ros-perception/laser_filters.git" xlink:type="simple">https://github.com/ros-perception/laser_filters.git</text:a></text:p>
            <text:p/>
            <text:p>laser_filter/config/my_laser_config.yaml</text:p>
            <text:p>laserscan 加入filter</text:p>
            <text:p>laser multi merger</text:p>
            <text:p>/opt/ros/melodic/share/ira_laser_tools</text:p>
            <text:p>spawn_mars.launch </text:p>
            <text:p> &lt;param name="angle_increment" value="0.05"/&gt;</text:p>
            <text:p>amcl </text:p>
            <text:p>    &lt;param name="update_min_a"              value="0.05"/&gt;</text:p>
            <text:p>    &lt;param name="odom_alpha1"               value="8.3"/&gt;</text:p>
            <text:p>    &lt;param name="odom_alpha2"               value="1.5"/&gt;</text:p>
            <text:p/>
          </table:table-cell>
          <table:table-cell table:style-name="ce9" office:value-type="string" calcext:value-type="string">
            <text:p>solved</text:p>
          </table:table-cell>
          <table:table-cell office:value-type="string" calcext:value-type="string">
            <text:p>global map可用</text:p>
          </table:table-cell>
          <table:table-cell table:number-columns-repeated="6"/>
        </table:table-row>
        <table:table-row table:style-name="ro8">
          <table:table-cell table:style-name="ce2" office:value-type="date" office:date-value="2023-03-02" calcext:value-type="date">
            <text:p>03/02/23</text:p>
          </table:table-cell>
          <table:table-cell office:value-type="string" calcext:value-type="string">
            <text:p>機器人打滑問題</text:p>
          </table:table-cell>
          <table:table-cell/>
          <table:table-cell office:value-type="string" calcext:value-type="string">
            <text:p>mars_lite_description/urdf/mars_lite.gazebo</text:p>
            <text:p>用來設定gazebo的參數</text:p>
            <text:p><text:span text:style-name="T1">mars_lite_description/urdf/mars_lite_with_gripper.urdf.xcro</text:span></text:p>
            <text:p><text:span text:style-name="T3">mars的模型檔案</text:span></text:p>
          </table:table-cell>
          <table:table-cell table:style-name="ce9" office:value-type="string" calcext:value-type="string">
            <text:p>算是解決</text:p>
          </table:table-cell>
          <table:table-cell table:number-columns-repeated="7"/>
        </table:table-row>
        <table:table-row table:style-name="ro1">
          <table:table-cell table:style-name="ce2" office:value-type="date" office:date-value="2023-03-03" calcext:value-type="date">
            <text:p>03/03/23</text:p>
          </table:table-cell>
          <table:table-cell office:value-type="string" calcext:value-type="string">
            <text:p>costmap無法生成</text:p>
          </table:table-cell>
          <table:table-cell/>
          <table:table-cell office:value-type="string" calcext:value-type="string">
            <text:p>1.已在multi_object_tracking/mot_2d中加入laserscan</text:p>
          </table:table-cell>
          <table:table-cell table:number-columns-repeated="8"/>
        </table:table-row>
        <table:table-row table:style-name="ro2" table:number-rows-repeated="2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19:14:37.534402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5T18:51:53.481224723</meta:creation-date>
    <dc:date>2023-03-04T14:35:04.583330344</dc:date>
    <meta:editing-duration>P1DT6H50M8S</meta:editing-duration>
    <meta:editing-cycles>15</meta:editing-cycles>
    <meta:generator>LibreOffice/6.4.7.2$Linux_X86_64 LibreOffice_project/40$Build-2</meta:generator>
    <meta:document-statistic meta:table-count="1" meta:cell-count="31" meta:object-count="0"/>
  </office:meta>
</office:document-meta>
</file>